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57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58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59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0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1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1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2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3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74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75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76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77" style:family="paragraph" style:parent-style-name="Standard">
      <style:paragraph-properties fo:text-align="justify" style:justify-single-word="false"/>
      <style:text-properties fo:color="#000000" officeooo:rsid="0082f88d" officeooo:paragraph-rsid="007e9a77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91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94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95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96" style:family="paragraph" style:parent-style-name="Standard">
      <style:text-properties officeooo:rsid="0016324f" officeooo:paragraph-rsid="005d3410"/>
    </style:style>
    <style:style style:name="P97" style:family="paragraph" style:parent-style-name="Standard">
      <style:text-properties officeooo:rsid="0075ad16" officeooo:paragraph-rsid="005d3410"/>
    </style:style>
    <style:style style:name="P98" style:family="paragraph" style:parent-style-name="Standard">
      <style:text-properties officeooo:rsid="0017095d" officeooo:paragraph-rsid="005d3410"/>
    </style:style>
    <style:style style:name="P99" style:family="paragraph" style:parent-style-name="Standard">
      <style:text-properties fo:color="#ff3333" officeooo:rsid="0017095d" officeooo:paragraph-rsid="005d3410"/>
    </style:style>
    <style:style style:name="P100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01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02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03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04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05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06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07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08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09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10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11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12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13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14" style:family="paragraph" style:parent-style-name="Table_20_Contents">
      <style:text-properties fo:font-weight="bold" fo:background-color="#ff0066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116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117" style:family="paragraph" style:parent-style-name="Standard">
      <style:paragraph-properties fo:text-align="justify" style:justify-single-word="false"/>
      <style:text-properties fo:color="#000000" fo:font-weight="bold" officeooo:rsid="008ecdc6" officeooo:paragraph-rsid="008ecdc6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cdc6" fo:background-color="#ff0066" style:font-weight-asian="bold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123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124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125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93"/>
      <text:p text:style-name="P93">yum install httpd</text:p>
      <text:p text:style-name="P93">systemctl start httpd.service (para subir los servicios de apache)</text:p>
      <text:p text:style-name="P93"/>
      <text:p text:style-name="P93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10"><text:bookmark text:name="tw-target-text"/>Desactivar o inhabilitar la aplicación de Windows Store</text:p>
        </text:section>
      </text:section>
      <text:p text:style-name="P105"><text:bookmark text:name="tw-target-text1"/>Uso del Editor de directivas de grupo</text:p>
      <text:p text:style-name="P112"/>
      <text:p text:style-name="P111">Para deshabilitar el acceso o apagar la tienda de Windows, escriba gpedit.msc en el cuadro Ejecutar y pulse Intro para abrir el Editor de directiva de grupo local. Vaya a la siguiente configuración:</text:p>
      <text:p text:style-name="P112"/>
      <text:p text:style-name="P109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79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80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81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82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02">https://es.wikibooks.org/wiki/El_Manual_de_BASH_Scripting_B%C3%A1sico_para_Principiantes/Hola_Mundo_en_BASH</text:p>
      <text:p text:style-name="P13"/>
      <text:p text:style-name="P103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03"/>
      <text:p text:style-name="P14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83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84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92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85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86">Cambiar ip en servidores en debian 7 (de dhcp a estatica)</text:p>
      <text:p text:style-name="P26">https://servidordebian.org/es/jessie/config/network/static_ip</text:p>
      <text:p text:style-name="P25"/>
      <text:p text:style-name="P86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87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88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89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94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95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13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90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04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91">Crear virtual host en Centos7</text:p>
      <text:p text:style-name="P96"/>
      <text:p text:style-name="P97">11,183</text:p>
      <text:p text:style-name="P96">Ingresar en el servidor en el cual se creara el virtual host, después de ingresar ejecutar el siguiente comando:</text:p>
      <text:p text:style-name="P96"/>
      <text:p text:style-name="P96">cd /etc/httpd/conf.d</text:p>
      <text:p text:style-name="P96"/>
      <text:p text:style-name="P96">estando en esta ruta se debe crear un archivo </text:p>
      <text:p text:style-name="P96"/>
      <text:p text:style-name="P98">vi <text:span text:style-name="T10">ejemplo</text:span>.conf </text:p>
      <text:p text:style-name="P98"/>
      <text:p text:style-name="P98"/>
      <text:p text:style-name="P96">con los siguientes parámetros <text:span text:style-name="T12">(se debe modificar solo lo que esta en rojo, según el DNS a que se desea apuntar</text:span>:</text:p>
      <text:p text:style-name="P98"/>
      <text:p text:style-name="P98">&lt;VirtualHost *:80&gt;</text:p>
      <text:p text:style-name="P98">#DirectoryIndex index.php</text:p>
      <text:p text:style-name="P98"># ServerName gysmoadm.hc.p2p.dom</text:p>
      <text:p text:style-name="P99">ServerName faq.hc.gysmo.dom</text:p>
      <text:p text:style-name="P98"># ServerAlias gysmoadm.hc.p2p.dom</text:p>
      <text:p text:style-name="P99">ServerAlias faq.hc.gysmo.dom</text:p>
      <text:p text:style-name="P98">DocumentRoot /var/www/html/faq</text:p>
      <text:p text:style-name="P99">ErrorLog /var/log/httpd/faqhc-error.log</text:p>
      <text:p text:style-name="P99">CustomLog /var/log/httpd/faqhc-requests.log combined</text:p>
      <text:p text:style-name="P98">&lt;/VirtualHost&gt;</text:p>
      <text:p text:style-name="P96"/>
      <text:p text:style-name="P98"><text:soft-page-break/>Guarda los cambios y luego debes reiniciar los servicios de apache con el siguiente comando:</text:p>
      <text:p text:style-name="P98"/>
      <text:p text:style-name="P98">systemctl restart httpd.service</text:p>
      <text:p text:style-name="P98"/>
      <text:p text:style-name="P98"/>
      <text:p text:style-name="P56">NOTA: Se debe realizar la creación del FQDN o nombre de dominio a través del controlador de dominio o servidor DNS principal.</text:p>
      <text:p text:style-name="P56"/>
      <text:p text:style-name="P56"/>
      <text:p text:style-name="P57"><text:span text:style-name="T14">PARA </text:span><text:span text:style-name="T15">BAJAR LOS SERVICIOS DE GYSMO DE MANERA ORDENADA</text:span></text:p>
      <text:p text:style-name="P57"/>
      <text:p text:style-name="P58"/>
      <text:p text:style-name="P58">Ingresar en los ACD y bajar (en el orden)</text:p>
      <text:p text:style-name="P58"/>
      <text:p text:style-name="P58">-<text:span text:style-name="T18">monit</text:span></text:p>
      <text:p text:style-name="P58">/<text:span text:style-name="T18">etc/init.d/</text:span>monit <text:span text:style-name="T18">stop</text:span></text:p>
      <text:p text:style-name="P58"/>
      <text:p text:style-name="P58">-callcenter</text:p>
      <text:p text:style-name="P58">/<text:span text:style-name="T18">etc/init.d/callcenter</text:span> <text:span text:style-name="T18">stop</text:span></text:p>
      <text:p text:style-name="P58"/>
      <text:p text:style-name="P58">loguearme como su – telefonia </text:p>
      <text:p text:style-name="P58"/>
      <text:p text:style-name="P58">bajar asterisk</text:p>
      <text:p text:style-name="P58"/>
      <text:p text:style-name="P58">/<text:span text:style-name="T19">etc/init.d/asterisk stop</text:span></text:p>
      <text:p text:style-name="P58"/>
      <text:p text:style-name="P58">Ingresar en los APL y bajar</text:p>
      <text:p text:style-name="P58"/>
      <text:p text:style-name="P58">-apache</text:p>
      <text:p text:style-name="P58">/<text:span text:style-name="T19">etc/init.d/apache2 stop</text:span></text:p>
      <text:p text:style-name="P58"/>
      <text:p text:style-name="P58">-node-gysmo</text:p>
      <text:p text:style-name="P58"/>
      <text:p text:style-name="P58">/<text:span text:style-name="T19">etc/init.d/node-gysmo stop</text:span></text:p>
      <text:p text:style-name="P58"/>
      <text:p text:style-name="P58"/>
      <text:p text:style-name="P58">Luego de haber bajado los servicios ingreso via ssh 172.29.0.200 ip flotante (para gysmocc) para bajar la bd</text:p>
      <text:p text:style-name="P58"/>
      <text:p text:style-name="P58">ejecutar los siguientes <text:span text:style-name="T20">comandos</text:span>:</text:p>
      <text:p text:style-name="P58"/>
      <text:p text:style-name="P58"/>
      <text:p text:style-name="P58">postgres-p2p-control.sh stopfast <text:s/>(para bajar la bd)</text:p>
      <text:p text:style-name="P58"/>
      <text:p text:style-name="P58">reboot</text:p>
      <text:p text:style-name="P58"/>
      <text:p text:style-name="P58">hacer ping al nodo primario 172.29.0.201, <text:span text:style-name="T19">esperar respuestas</text:span></text:p>
      <text:p text:style-name="P58"/>
      <text:p text:style-name="P58">loguearme de nuevo al srv <text:s/>172.29.0.200</text:p>
      <text:p text:style-name="P58"><text:soft-page-break/></text:p>
      <text:p text:style-name="P58"/>
      <text:p text:style-name="P58">ifconfig </text:p>
      <text:p text:style-name="P58"/>
      <text:p text:style-name="P58">cat /proc/drbd <text:span text:style-name="T21">(para validar sincronizacion)</text:span></text:p>
      <text:p text:style-name="P58"/>
      <text:p text:style-name="P57">postgres-p2p-control.sh status</text:p>
      <text:p text:style-name="P57"/>
      <text:p text:style-name="P57"/>
      <text:p text:style-name="P57">Ingresar a los ACD, Loguearme como su – telefonia, SUBIR</text:p>
      <text:p text:style-name="P57"/>
      <text:p text:style-name="P57">-asterisk</text:p>
      <text:p text:style-name="P57">/<text:span text:style-name="T19">etc/init.d/asterisk start</text:span></text:p>
      <text:p text:style-name="P57"/>
      <text:p text:style-name="P57">salir de su telefonia</text:p>
      <text:p text:style-name="P57"/>
      <text:p text:style-name="P57">subir callcenter</text:p>
      <text:p text:style-name="P57">/<text:span text:style-name="T19">etc/init.d/callcenter start</text:span></text:p>
      <text:p text:style-name="P57"/>
      <text:p text:style-name="P57"/>
      <text:p text:style-name="P57">ingresar a los APL , SUBIR</text:p>
      <text:p text:style-name="P57"/>
      <text:p text:style-name="P57">-apache</text:p>
      <text:p text:style-name="P58">/<text:span text:style-name="T19">etc/init.d/apache2 start</text:span></text:p>
      <text:p text:style-name="P57"/>
      <text:p text:style-name="P57"><text:s/>-node (en los APL que lo <text:span text:style-name="T22">Tengan</text:span>)</text:p>
      <text:p text:style-name="P58">/<text:span text:style-name="T19">etc/init.d/node-gysmo start</text:span></text:p>
      <text:p text:style-name="P58"/>
      <text:p text:style-name="P58"/>
      <text:p text:style-name="P58"/>
      <text:p text:style-name="P47">como comprimir y descomprimir archivos</text:p>
      <text:p text:style-name="P59"/>
      <text:p text:style-name="P59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59"/>
      <text:p text:style-name="P101">tar -xzvf archivo.tar.gz <text:span text:style-name="T23">para descomprimir</text:span></text:p>
      <text:p text:style-name="P59"/>
      <text:p text:style-name="P59"/>
      <text:p text:style-name="P48">como copiar un archivo</text:p>
      <text:p text:style-name="P44"/>
      <text:p text:style-name="P106"><text:span text:style-name="Source_20_Text">cp directorio/ ruta_de_destino/nombre_copia</text:span></text:p>
      <text:p text:style-name="P106"/>
      <text:p text:style-name="P106"><text:span text:style-name="Source_20_Text">cp -r directorio/ ruta_de_destino/nombre_copia (PARA COPIAR CARPETA)</text:span></text:p>
      <text:p text:style-name="P106"/>
      <text:p text:style-name="P106"/>
      <text:p text:style-name="P106"/>
      <text:p text:style-name="P107">para dar permiso <text:s/>a un archivo o carpeta</text:p>
      <text:p text:style-name="P108"/>
      <text:p text:style-name="P106"><text:span text:style-name="T13">chmod 777 nombre_de_carpeta</text:span> </text:p>
      <text:p text:style-name="P106"><text:span text:style-name="Source_20_Text"/></text:p>
      <text:p text:style-name="P44"/>
      <text:p text:style-name="P60"><text:soft-page-break/><text:span text:style-name="T16">C</text:span><text:span text:style-name="T14">omo mover una llamada a </text:span><text:span text:style-name="T17">de producción a calidad</text:span></text:p>
      <text:p text:style-name="P60"/>
      <text:p text:style-name="P61">Entrar via ssh al 172.16.17.1</text:p>
      <text:p text:style-name="P61"/>
      <text:p text:style-name="P62">Ingresar en la carpeta donde se guardan las llamadas</text:p>
      <text:p text:style-name="P61"/>
      <text:p text:style-name="P62">cd /mnt/asterisk01/</text:p>
      <text:p text:style-name="P62"/>
      <text:p text:style-name="P62">buscar la campaña </text:p>
      <text:p text:style-name="P62"/>
      <text:p text:style-name="P62">cd banesco/</text:p>
      <text:p text:style-name="P62"/>
      <text:p text:style-name="P62">ingresar a telefonia</text:p>
      <text:p text:style-name="P62"/>
      <text:p text:style-name="P62">cd /telefonia/llamadas</text:p>
      <text:p text:style-name="P62"/>
      <text:p text:style-name="P62">buscar el año/mes/dia de la llamada que se desea copiar</text:p>
      <text:p text:style-name="P62"/>
      <text:p text:style-name="P62">cd 2017/08/10</text:p>
      <text:p text:style-name="P62"/>
      <text:p text:style-name="P63">hacer ls y desplegara todas las llamadas de la fecha. Para ubicar una llamada en especifico se debe ejecutar el siguiente comando </text:p>
      <text:p text:style-name="P63"/>
      <text:p text:style-name="P63">ls -l <text:span text:style-name="T10">2017-08-07_12-40-23_63103.gsm</text:span></text:p>
      <text:p text:style-name="P63"/>
      <text:p text:style-name="P63">si no se logra conseguir la llamada de esta manera ejecutarlo con *</text:p>
      <text:p text:style-name="P63"/>
      <text:p text:style-name="P63">ls -l <text:span text:style-name="T10">2017-08-07_12-40-23_63103.gsm</text:span> .*</text:p>
      <text:p text:style-name="P63"/>
      <text:p text:style-name="P63">luego utilizar el comando para copiar de un servidor a otro.: nombre de archivo/usuario/ip/ruta</text:p>
      <text:p text:style-name="P63"/>
      <text:p text:style-name="P63"/>
      <text:p text:style-name="P63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3"/>
      <text:p text:style-name="P63"/>
      <text:p text:style-name="P63"/>
      <text:p text:style-name="P49">Crear virtual host en <text:span text:style-name="T24">Debian</text:span></text:p>
      <text:p text:style-name="P49"/>
      <text:p text:style-name="P50"/>
      <text:p text:style-name="P64"><text:span text:style-name="T25">I</text:span>ngresar al srv via ssh (ejemplo 172.16.11.183: Servidor de mercadeo)</text:p>
      <text:p text:style-name="P64"/>
      <text:p text:style-name="P64">entrar en apache</text:p>
      <text:p text:style-name="P64"/>
      <text:p text:style-name="P64">cd /etc/apache2/sites-available/</text:p>
      <text:p text:style-name="P64"/>
      <text:p text:style-name="P65">estando en esta ruta se debe crear un archivo </text:p>
      <text:p text:style-name="P65"/>
      <text:p text:style-name="P64">vi blogct</text:p>
      <text:p text:style-name="P64"/>
      <text:p text:style-name="P65"><text:soft-page-break/>con los siguientes parámetros <text:span text:style-name="T12">(se debe modificar solo lo que esta en rojo)</text:span></text:p>
      <text:p text:style-name="P65"/>
      <text:p text:style-name="P64">&lt;VirtualHost *:80&gt;</text:p>
      <text:p text:style-name="P64"><text:s text:c="8"/>ServerAdmin webmaster@localhost</text:p>
      <text:p text:style-name="P64"/>
      <text:p text:style-name="P64"><text:s text:c="8"/>DocumentRoot /var/www/blogct</text:p>
      <text:p text:style-name="P64"><text:s text:c="8"/>ServerName <text:span text:style-name="T10">blogct.hc.p2p.dom</text:span></text:p>
      <text:p text:style-name="P64"/>
      <text:p text:style-name="P64"><text:s text:c="8"/>&lt;Directory /&gt;</text:p>
      <text:p text:style-name="P64"><text:s text:c="16"/>Options -Indexes FollowSymLinks</text:p>
      <text:p text:style-name="P64"><text:s text:c="16"/>AllowOverride None</text:p>
      <text:p text:style-name="P64"><text:s text:c="8"/>&lt;/Directory&gt;</text:p>
      <text:p text:style-name="P64"><text:s text:c="8"/>&lt;Directory /var/www/<text:span text:style-name="T10">blogct</text:span>/&gt;</text:p>
      <text:p text:style-name="P64"><text:s text:c="16"/>Options -Indexes FollowSymLinks MultiViews</text:p>
      <text:p text:style-name="P64"><text:s text:c="16"/>AllowOverride None</text:p>
      <text:p text:style-name="P64"><text:s text:c="16"/>Order allow,deny</text:p>
      <text:p text:style-name="P64"><text:s text:c="16"/>allow from all</text:p>
      <text:p text:style-name="P64"><text:s text:c="8"/>&lt;/Directory&gt;</text:p>
      <text:p text:style-name="P64"/>
      <text:p text:style-name="P64"><text:s text:c="8"/>ScriptAlias /cgi-bin/ /usr/lib/cgi-bin/</text:p>
      <text:p text:style-name="P64"><text:s text:c="8"/>&lt;Directory "/usr/lib/cgi-bin"&gt;</text:p>
      <text:p text:style-name="P64"><text:s text:c="16"/>AllowOverride None</text:p>
      <text:p text:style-name="P64"><text:s text:c="16"/>Options +ExecCGI -MultiViews +SymLinksIfOwnerMatch</text:p>
      <text:p text:style-name="P64"><text:s text:c="16"/>Order allow,deny</text:p>
      <text:p text:style-name="P64"><text:s text:c="16"/>Allow from all</text:p>
      <text:p text:style-name="P64"><text:s text:c="8"/>&lt;/Directory&gt;</text:p>
      <text:p text:style-name="P64"/>
      <text:p text:style-name="P64"><text:s text:c="8"/>ErrorLog ${APACHE_LOG_DIR}/<text:span text:style-name="T10">blogct</text:span>-error.log</text:p>
      <text:p text:style-name="P64"/>
      <text:p text:style-name="P64"><text:s text:c="8"/># Possible values include: debug, info, notice, warn, error, crit,</text:p>
      <text:p text:style-name="P64"><text:s text:c="8"/># alert, emerg.</text:p>
      <text:p text:style-name="P64"><text:s text:c="8"/>LogLevel warn</text:p>
      <text:p text:style-name="P64"/>
      <text:p text:style-name="P64"><text:s text:c="8"/>CustomLog ${APACHE_LOG_DIR}/<text:span text:style-name="T10">blogct</text:span>-access.log combined</text:p>
      <text:p text:style-name="P64">&lt;/VirtualHost&gt;</text:p>
      <text:p text:style-name="P64"/>
      <text:p text:style-name="P66">Guardar los cambios </text:p>
      <text:p text:style-name="P66"/>
      <text:p text:style-name="P66">a2ensite blogct (para habilitar el virtual host en apache)</text:p>
      <text:p text:style-name="P66"/>
      <text:p text:style-name="P66">luego reinciar el apache</text:p>
      <text:p text:style-name="P66"/>
      <text:p text:style-name="P66">/etc/init.d/apache2 reload</text:p>
      <text:p text:style-name="P66"/>
      <text:p text:style-name="P66">Realizar las pruebas en el navegador</text:p>
      <text:p text:style-name="P66"/>
      <text:p text:style-name="P66"/>
      <text:p text:style-name="P118">COMO HACER LINK SIMBOLICOS</text:p>
      <text:p text:style-name="P118"/>
      <text:p text:style-name="P125"><text:soft-page-break/>Sintaxis (ejemplo con el servidor de mercadeo)</text:p>
      <text:p text:style-name="P118"/>
      <text:p text:style-name="P120">ln -s /home/mercadeo/cantv-mio /var/www/cantvmio</text:p>
      <text:p text:style-name="P120"/>
      <text:p text:style-name="P120">ln -s (ruta real) (ruta destino del link)</text:p>
      <text:p text:style-name="P121"/>
      <text:p text:style-name="P66"/>
      <text:p text:style-name="P66"/>
      <text:p text:style-name="P51">crea index en servidores</text:p>
      <text:p text:style-name="P67"/>
      <text:p text:style-name="P67">Ingresar en cd /var/www/html</text:p>
      <text:p text:style-name="P67"/>
      <text:p text:style-name="P115">vi index.ht</text:p>
      <text:p text:style-name="P115">ml</text:p>
      <text:p text:style-name="P67"/>
      <text:p text:style-name="P67"/>
      <text:p text:style-name="P64"/>
      <text:p text:style-name="P64"/>
      <text:p text:style-name="P63"/>
      <text:p text:style-name="P63"/>
      <text:p text:style-name="P52">Para contar la cantidad de archivos en una carpeta</text:p>
      <text:p text:style-name="P68"/>
      <text:p text:style-name="P68">ls | wc -l</text:p>
      <text:p text:style-name="P68"/>
      <text:p text:style-name="P68"/>
      <text:p text:style-name="P52"><text:span text:style-name="T26">P</text:span>ara ver los filesystem</text:p>
      <text:p text:style-name="P68"/>
      <text:p text:style-name="P68">df -h</text:p>
      <text:p text:style-name="P68"/>
      <text:p text:style-name="P63"/>
      <text:p text:style-name="P53">Realizar cambio de contraseña en Postgres</text:p>
      <text:p text:style-name="P69"/>
      <text:p text:style-name="P69">passwd postgres</text:p>
      <text:p text:style-name="P63"/>
      <text:p text:style-name="P63"/>
      <text:p text:style-name="P54">Como hacer Crontab</text:p>
      <text:p text:style-name="P70"/>
      <text:p text:style-name="P70">https://blog.desdelinux.net/cron-crontab-explicados/</text:p>
      <text:p text:style-name="P62"/>
      <text:p text:style-name="P71">para realizar crontab <text:span text:style-name="T27">se debe ingresar </text:span></text:p>
      <text:p text:style-name="P71"/>
      <text:p text:style-name="P72">cd /etc/cron.d</text:p>
      <text:p text:style-name="P72"/>
      <text:p text:style-name="P72">alli utilizando vi se debe colocar el crontab</text:p>
      <text:p text:style-name="P72"/>
      <text:p text:style-name="P72">vi conprueba</text:p>
      <text:p text:style-name="P72"/>
      <text:p text:style-name="P72">*/1 * * * * root /usr/local/bin/prueba.sh</text:p>
      <text:p text:style-name="P72"/>
      <text:p text:style-name="P72"><text:soft-page-break/>m h m d usuario ruta donde esta el script</text:p>
      <text:p text:style-name="P61"/>
      <text:p text:style-name="P72">minutos horas mes dia </text:p>
      <text:p text:style-name="P72"/>
      <text:p text:style-name="P72">guardar y automaticamente comenzara a ejecutarse</text:p>
      <text:p text:style-name="P72"/>
      <text:p text:style-name="P72"/>
      <text:p text:style-name="P72"/>
      <text:p text:style-name="P73">proyectos-infra</text:p>
      <text:p text:style-name="P73"/>
      <text:p text:style-name="P73">Caracas2525++</text:p>
      <text:p text:style-name="P72"/>
      <text:p text:style-name="P55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4"/>
          </table:table-cell>
          <table:table-cell table:style-name="Tabla1.B1" office:value-type="string">
            <text:p text:style-name="P114">WARNING - Unix Load at HIGH Levels</text:p>
          </table:table-cell>
        </table:table-row>
      </table:table>
      <text:p text:style-name="P55"/>
      <text:p text:style-name="P74">Ingresar en el compute alarmado (ingresar a la ip de openstack según la versión JUNO-KILO-OCATA, de alli ingresar por ssh al compute)</text:p>
      <text:p text:style-name="P74"/>
      <text:p text:style-name="P74">hacer top en el compute, validar el load average e ingresar en el proceso que posee mayor peso</text:p>
      <text:p text:style-name="P74"/>
      <text:p text:style-name="P74">ps -ef |grep <text:span text:style-name="T10">23455 (numero del proceso)</text:span></text:p>
      <text:p text:style-name="P100"/>
      <text:p text:style-name="P74">mostrara la ruta donde esta la metada del proceso, por lo general es muy parecida a esta</text:p>
      <text:p text:style-name="P74"/>
      <text:p text:style-name="P74">cd /var/lib/nova/instances/<text:span text:style-name="T10">1c65cfc9-c8f9-44ee-a106-1009ba0288b9 (numero de la metadata)</text:span></text:p>
      <text:p text:style-name="P74"/>
      <text:p text:style-name="P74"/>
      <text:p text:style-name="P74">Hacer ls e ingresar al archivo libvirt.xml (con less o vi)</text:p>
      <text:p text:style-name="P74"/>
      <text:p text:style-name="P74">alli aparecerá el nombre de la instancia. </text:p>
      <text:p text:style-name="P74"/>
      <text:p text:style-name="P74"/>
      <text:p text:style-name="P74"/>
      <text:p text:style-name="P75"><text:a xlink:type="simple" xlink:href="http://virtualbox.at.p2p.dom/" text:style-name="Internet_20_link" text:visited-style-name="Visited_20_Internet_20_Link">http://virtualbox.at.p2p.dom/</text:a></text:p>
      <text:p text:style-name="P75"/>
      <text:p text:style-name="P75"/>
      <text:p text:style-name="P76">mover archivos de una carpeta a otra</text:p>
      <text:p text:style-name="P76"/>
      <text:p text:style-name="P76">si estas en la carpeta con los archivos que deseas copiar, solo debes colocar lo siguientes </text:p>
      <text:p text:style-name="P76"/>
      <text:p text:style-name="P76"/>
      <text:p text:style-name="P76">mv * /mnt/asterisk01/cantv/telefonia/upload_files/</text:p>
      <text:p text:style-name="P76"/>
      <text:p text:style-name="P76">mv *(todo lo q esta en la carrpeta) ruta destino</text:p>
      <text:p text:style-name="P76"/>
      <text:p text:style-name="P76">si no debes colocar</text:p>
      <text:p text:style-name="P76"/>
      <text:p text:style-name="P76">mv rutaorigen/ archivo/ ruta destino</text:p>
      <text:p text:style-name="P117"><text:soft-page-break/>Confiruacion adicional <text:s/>de Zabbix para los srv ACD</text:p>
      <text:p text:style-name="P119"/>
      <text:p text:style-name="P123"/>
      <text:p text:style-name="P123">Tomar un srv ACD de referencia como el 172.16.31.70 e ingresar en la siguiente ruta</text:p>
      <text:p text:style-name="P123"/>
      <text:p text:style-name="P123">cd /etc/zabbix/zabbix-agent.d</text:p>
      <text:p text:style-name="P123"/>
      <text:p text:style-name="P123">hacer ls</text:p>
      <text:p text:style-name="P123"/>
      <text:p text:style-name="P123">copiar el archivo gysmo_queue.conf en el otro servidor en la misma ruta ( /etc/zabbix/zabbix-agent.d</text:p>
      <text:p text:style-name="P123"/>
      <text:p text:style-name="P124">entrar en el servidor donde se copio el archivo, validar que fue efectiva la copia e reiniciar el agente zabbix</text:p>
      <text:p text:style-name="P124"/>
      <text:p text:style-name="P124"/>
      <text:p text:style-name="P124">Instalar monit</text:p>
      <text:p text:style-name="P124"/>
      <text:p text:style-name="P124">apt-get install monit</text:p>
      <text:p text:style-name="P124"/>
      <text:p text:style-name="P124">Luego ingresar en un srv de referencia <text:s/><text:span text:style-name="T28">como el 172.16.31.70 e ingresar en la siguiente ruta</text:span></text:p>
      <text:p text:style-name="P124"/>
      <text:p text:style-name="P124">cd /etc/monit.d</text:p>
      <text:p text:style-name="P124"/>
      <text:p text:style-name="P124">hacer copia de los archivos que están en esa carpeta para el srv de la siguiente manera</text:p>
      <text:p text:style-name="P124"/>
      <text:p text:style-name="P124">scp * <text:s/><text:a xlink:type="simple" xlink:href="mailto:root@172.16.34.18" text:style-name="Internet_20_link" text:visited-style-name="Visited_20_Internet_20_Link">root@172.16.34.18</text:a>:/etc/monit/monitrc.d</text:p>
      <text:p text:style-name="P124"/>
      <text:p text:style-name="P124">luego ingresar al srv en la ruta cd etc/monit/monitrc.d para verificar que la copia fue efectiva</text:p>
      <text:p text:style-name="P124"/>
      <text:p text:style-name="P124">reiniciar monit</text:p>
      <text:p text:style-name="P123"/>
      <text:p text:style-name="P123"/>
      <text:p text:style-name="P123"/>
      <text:p text:style-name="P123"/>
      <text:p text:style-name="P76"/>
      <text:p text:style-name="P77"/>
      <text:p text:style-name="P77"/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9-29T14:53:49.806854262</dc:date>
    <dc:creator>Evelyn blanco</dc:creator>
    <meta:editing-duration>P60DT22H38M29S</meta:editing-duration>
    <meta:editing-cycles>64</meta:editing-cycles>
    <meta:generator>LibreOffice/4.3.3.2$Linux_X86_64 LibreOffice_project/430m0$Build-2</meta:generator>
    <meta:document-statistic meta:table-count="1" meta:image-count="0" meta:object-count="0" meta:page-count="12" meta:paragraph-count="299" meta:word-count="1426" meta:character-count="12093" meta:non-whitespace-character-count="10581"/>
  </office:meta>
</office:document-meta>
</file>